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f I want to earn X, how much would I have to set my own salary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 [HRK/m]</text:p>
          </table:table-cell>
          <table:table-cell office:value-type="string" calcext:value-type="string">
            <text:p>Conversion [$ -&gt; HRK]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Workweek</text:p>
          </table:table-cell>
          <table:table-cell/>
          <table:table-cell office:value-type="string" calcext:value-type="string">
            <text:p>Goal [$]</text:p>
          </table:table-cell>
          <table:table-cell office:value-type="string" calcext:value-type="string">
            <text:p>Workmonth</text:p>
          </table:table-cell>
          <table:table-cell office:value-type="string" calcext:value-type="string">
            <text:p>Per Hour [$]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.23" calcext:value-type="float">
            <text:p>6.23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3]/[.B3]" office:value-type="float" office:value="2247.19101123596" calcext:value-type="float">
            <text:p>2247.19101123596</text:p>
          </table:table-cell>
          <table:table-cell table:formula="of:=[.D3]*4" office:value-type="float" office:value="160" calcext:value-type="float">
            <text:p>160</text:p>
          </table:table-cell>
          <table:table-cell table:formula="of:=([.F3]/[.G3])/(1-[.C3])" office:value-type="float" office:value="17.5561797752809" calcext:value-type="float">
            <text:p>17.5561797752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5:14:30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1-01-30T15:27:22.793000000</dc:date>
    <meta:editing-duration>PT2M57S</meta:editing-duration>
    <meta:editing-cycles>2</meta:editing-cycles>
    <meta:document-statistic meta:table-count="1" meta:cell-count="15" meta:object-count="0"/>
  </office:meta>
</office:document-meta>
</file>